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e894" officeooo:paragraph-rsid="0010e894"/>
    </style:style>
    <style:style style:name="P2" style:family="paragraph" style:parent-style-name="Standard">
      <style:text-properties officeooo:rsid="0010fe7f" officeooo:paragraph-rsid="0010fe7f"/>
    </style:style>
    <style:style style:name="P3" style:family="paragraph" style:parent-style-name="Standard">
      <style:text-properties officeooo:rsid="001103df" officeooo:paragraph-rsid="001103df"/>
    </style:style>
    <style:style style:name="P4" style:family="paragraph" style:parent-style-name="Standard">
      <style:text-properties officeooo:rsid="001103df" officeooo:paragraph-rsid="0013fdf5"/>
    </style:style>
    <style:style style:name="P5" style:family="paragraph" style:parent-style-name="Standard">
      <style:text-properties officeooo:rsid="00134664" officeooo:paragraph-rsid="00134664"/>
    </style:style>
    <style:style style:name="P6" style:family="paragraph" style:parent-style-name="Standard">
      <style:text-properties officeooo:rsid="0013fdf5" officeooo:paragraph-rsid="0013fdf5"/>
    </style:style>
    <style:style style:name="P7" style:family="paragraph" style:parent-style-name="Standard">
      <style:text-properties officeooo:rsid="001528fa" officeooo:paragraph-rsid="001528fa"/>
    </style:style>
    <style:style style:name="P8" style:family="paragraph" style:parent-style-name="Standard">
      <style:text-properties officeooo:rsid="001528fa" officeooo:paragraph-rsid="0016c42d"/>
    </style:style>
    <style:style style:name="T1" style:family="text">
      <style:text-properties officeooo:rsid="0010fe7f"/>
    </style:style>
    <style:style style:name="T2" style:family="text">
      <style:text-properties officeooo:rsid="0013fdf5"/>
    </style:style>
    <style:style style:name="T3" style:family="text">
      <style:text-properties officeooo:rsid="001528fa"/>
    </style:style>
    <style:style style:name="T4" style:family="text">
      <style:text-properties officeooo:rsid="0016c4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s definitions <text:tab/><text:tab/><text:tab/><text:tab/><text:tab/><text:tab/><text:tab/><text:tab/><text:tab/><text:span text:style-name="T1">wps – thanks dan</text:span></text:p>
      <text:p text:style-name="P1"><text:tab/><text:tab/><text:tab/><text:tab/><text:tab/><text:tab/><text:tab/><text:tab/><text:tab/><text:tab/><text:tab/><text:span text:style-name="T1">alternativeto.net</text:span></text:p>
      <text:p text:style-name="P1"/>
      <text:p text:style-name="P2">facebook group:</text:p>
      <text:p text:style-name="P2"/>
      <text:p text:style-name="P2">posts</text:p>
      <text:p text:style-name="P2"><text:tab/>contained html css stuff </text:p>
      <text:p text:style-name="P2"><text:tab/>posts have their own page</text:p>
      <text:p text:style-name="P2">users </text:p>
      <text:p text:style-name="P2"><text:tab/>contained html css stuff</text:p>
      <text:p text:style-name="P2"><text:tab/>have their own page</text:p>
      <text:p text:style-name="P2"/>
      <text:p text:style-name="P6">generic import class</text:p>
      <text:p text:style-name="P6">import bs4 </text:p>
      <text:p text:style-name="P6">import selenium</text:p>
      <text:p text:style-name="P6">import random</text:p>
      <text:p text:style-name="P6">import time </text:p>
      <text:p text:style-name="P6"><text:tab/>def wait method</text:p>
      <text:p text:style-name="P4"><text:s/></text:p>
      <text:p text:style-name="P4"><text:tab/>generic scraper object:</text:p>
      <text:p text:style-name="P4"><text:tab/><text:span text:style-name="T2">inherent generic import class</text:span></text:p>
      <text:p text:style-name="P4"><text:tab/>just going to take the source</text:p>
      <text:p text:style-name="P3"/>
      <text:p text:style-name="P4"><text:tab/><text:tab/>specific scraper objects</text:p>
      <text:p text:style-name="P3"><text:tab/><text:tab/><text:tab/>inherent generic scraper object</text:p>
      <text:p text:style-name="P3"><text:tab/><text:tab/><text:tab/>executes methods based on specific object </text:p>
      <text:p text:style-name="P3"/>
      <text:p text:style-name="P3"/>
      <text:p text:style-name="P3"><text:span text:style-name="T2">generic </text:span>data action object</text:p>
      <text:p text:style-name="P5">contains array for stuff to go into. </text:p>
      <text:p text:style-name="P5"><text:tab/></text:p>
      <text:p text:style-name="P5"><text:tab/><text:span text:style-name="T3">specific data action classes</text:span></text:p>
      <text:p text:style-name="P5"/>
      <text:p text:style-name="P5"><text:tab/>--<text:span text:style-name="T2">Swing tag checker</text:span></text:p>
      <text:p text:style-name="P5"/>
      <text:p text:style-name="P6"><text:tab/>--group member database populator</text:p>
      <text:p text:style-name="P6"/>
      <text:p text:style-name="P7">generic selenium add text object</text:p>
      <text:p text:style-name="P7"><text:tab/>inherent generic import class</text:p>
      <text:p text:style-name="P7"><text:tab/>have a way of finding a text box via HTML CSS tags and attributes</text:p>
      <text:p text:style-name="P7"><text:tab/>Button click</text:p>
      <text:p text:style-name="P7"><text:tab/>Text add</text:p>
      <text:p text:style-name="P7"><text:tab/>wait</text:p>
      <text:p text:style-name="P7"/>
      <text:p text:style-name="P8"><text:tab/></text:p>
      <text:p text:style-name="P8"/>
      <text:p text:style-name="P8"/>
      <text:p text:style-name="P8"/>
      <text:p text:style-name="P8"/>
      <text:p text:style-name="P8"><text:soft-page-break/>specific selenium add text objects</text:p>
      <text:p text:style-name="P7"><text:tab/></text:p>
      <text:p text:style-name="P7"><text:tab/>--swing tag no post notifier</text:p>
      <text:p text:style-name="P7"/>
      <text:p text:style-name="P7"><text:tab/>--rule notifier</text:p>
      <text:p text:style-name="P7"><text:tab/>– event notifier</text:p>
      <text:p text:style-name="P8"><text:tab/>--<text:span text:style-name="T4">new member</text:span></text:p>
      <text:p text:style-name="P8"><text:tab/><text:tab/></text:p>
      <text:p text:style-name="P7"/>
      <text:p text:style-name="P7"/>
      <text:p text:style-name="P7"/>
      <text:p text:style-name="P6"/>
      <text:p text:style-name="P7">post to object</text:p>
      <text:p text:style-name="P7"><text:s/>inherent generic import class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16:32:11.466157508</meta:creation-date>
    <dc:date>2016-08-07T16:36:04.705075409</dc:date>
    <meta:editing-duration>PT2H40M47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44" meta:word-count="145" meta:character-count="932" meta:non-whitespace-character-count="768"/>
  </office:meta>
</office:document-meta>
</file>